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AEDF08B30C0BEA2C.jpg" manifest:media-type="image/jpeg"/>
  <manifest:file-entry manifest:full-path="Pictures/10000000000000150000001999EA994EA67EC994.png" manifest:media-type="image/png"/>
  <manifest:file-entry manifest:full-path="Pictures/1000000000000040000000367BED12425B20A21F.png" manifest:media-type="image/png"/>
  <manifest:file-entry manifest:full-path="Pictures/100000000000001B000000183123DEC7D3F00998.png" manifest:media-type="image/png"/>
  <manifest:file-entry manifest:full-path="Pictures/10000000000000160000001AA8A26BCE0BD749DC.png" manifest:media-type="image/png"/>
  <manifest:file-entry manifest:full-path="Pictures/10000201000000C8000000C884128F47A862FC10.png" manifest:media-type="image/png"/>
  <manifest:file-entry manifest:full-path="Pictures/10000000000000E1000000E16F17DBA70AEF5E1A.jpg" manifest:media-type="image/jpeg"/>
  <manifest:file-entry manifest:full-path="Pictures/100000000000001D00000017F25522E0BC167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4.99cm" fo:min-width="5.088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5.552cm" fo:min-width="20.328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26.424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3.322cm" fo:min-width="19.312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29cm" fo:min-width="2.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5.058cm" fo:min-width="19.312cm"/>
    </style:style>
    <style:style style:name="gr11" style:family="graphic" style:parent-style-name="standard">
      <style:graphic-properties draw:stroke="none" svg:stroke-color="#000000" draw:fill="none" draw:fill-color="#eeeeee" draw:textarea-horizontal-align="left" draw:auto-grow-height="true" draw:auto-grow-width="false" fo:min-height="3.307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258cm" fo:min-width="7.12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3.794cm" fo:min-width="14.59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258cm" fo:min-width="2.01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8cm" fo:min-width="0.712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2.2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8cm" fo:min-width="2.548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12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2" style:family="graphic" style:parent-style-name="standard">
      <style:graphic-properties draw:stroke="none" svg:stroke-color="#000000" draw:fill="none" draw:fill-color="#eeeeee" draw:textarea-horizontal-align="left" draw:auto-grow-height="true" draw:auto-grow-width="false" fo:min-height="3.512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2pt" style:text-underline-style="solid" style:text-underline-width="auto" style:text-underline-color="font-color" style:font-size-asian="18pt" style:font-size-complex="18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end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style:paragraph-properties fo:text-align="end"/>
      <style:text-properties fo:font-size="14pt" style:font-size-asian="18pt" style:font-size-complex="18pt"/>
    </style:style>
    <style:style style:name="P13" style:family="paragraph">
      <loext:graphic-properties draw:fill="none" draw:fill-color="#eeeeee"/>
      <style:paragraph-properties fo:text-align="end"/>
      <style:text-properties fo:font-size="14pt" style:font-size-asian="18pt" style:font-size-complex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paragraph-properties fo:text-align="end"/>
      <style:text-properties fo:font-size="14pt" style:font-size-asian="18pt" style:font-size-complex="18pt"/>
    </style:style>
    <style:style style:name="P18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15.802cm" svg:x="6.60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46cm" svg:height="0.725cm" svg:x="24.878cm" svg:y="0.662cm">
          <draw:text-box>
            <text:p text:style-name="P3"><text:span text:style-name="T1">User: rob</text:span></text:p>
          </draw:text-box>
        </draw:frame>
        <draw:frame draw:style-name="gr6" draw:text-style-name="P6" draw:layer="layout" svg:width="2.373cm" svg:height="0.725cm" svg:x="22.719cm" svg:y="0.662cm">
          <draw:text-box>
            <text:p text:style-name="P5"><text:span text:style-name="T2">Log in/out</text:span></text:p>
          </draw:text-box>
        </draw:frame>
        <draw:frame draw:style-name="gr6" draw:text-style-name="P7" draw:layer="layout" svg:width="3.288cm" svg:height="0.962cm" svg:x="10.809cm" svg:y="0.562cm">
          <draw:text-box>
            <text:p>My Books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23cm" svg:height="0.962cm" svg:x="0.508cm" svg:y="1.762cm">
          <draw:text-box>
            <text:p>Alerts</text:p>
          </draw:text-box>
        </draw:frame>
        <draw:custom-shape draw:style-name="gr7" draw:text-style-name="P8" draw:layer="layout" svg:width="19.812cm" svg:height="3.572cm" svg:x="7.112cm" svg:y="13.916cm">
          <text:p text:style-name="P9"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1cm" svg:height="0.962cm" svg:x="12.156cm" svg:y="15.324cm">
          <draw:text-box>
            <text:p>review</text:p>
          </draw:text-box>
        </draw:frame>
        <draw:frame draw:style-name="gr1" draw:text-style-name="P1" draw:layer="layout" svg:width="0.664cm" svg:height="0.785cm" svg:x="26.256cm" svg:y="13.962cm">
          <draw:image xlink:href="Pictures/10000000000000160000001AA8A26BCE0BD749DC.png" xlink:type="simple" xlink:show="embed" xlink:actuate="onLoad">
            <text:p/>
          </draw:image>
        </draw:frame>
        <draw:custom-shape draw:style-name="gr8" draw:text-style-name="P8" draw:layer="layout" svg:width="2.54cm" svg:height="0.54cm" svg:x="24.384cm" svg:y="17.78cm">
          <text:p text:style-name="P9">sav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54cm" svg:x="7.084cm" svg:y="17.78cm">
          <text:p text:style-name="P9">cancel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805cm" svg:height="0.802cm" svg:x="20.76cm" svg:y="13.922cm">
          <draw:text-box>
            <text:p text:style-name="P10">Reviewed:</text:p>
          </draw:text-box>
        </draw:frame>
        <draw:frame draw:style-name="gr1" draw:text-style-name="P1" draw:layer="layout" svg:width="0.876cm" svg:height="0.694cm" svg:x="22.46cm" svg:y="2.994cm">
          <draw:image xlink:href="Pictures/100000000000001D00000017F25522E0BC167B86.png" xlink:type="simple" xlink:show="embed" xlink:actuate="onLoad">
            <text:p/>
          </draw:image>
        </draw:frame>
        <draw:frame draw:style-name="gr9" draw:text-style-name="P7" draw:layer="layout" svg:width="1.95cm" svg:height="0.962cm" svg:x="23.066cm" svg:y="2.848cm">
          <draw:text-box>
            <text:p><text:span text:style-name="T3">Read</text:span>:</text:p>
          </draw:text-box>
        </draw:frame>
        <draw:custom-shape draw:style-name="gr10" draw:text-style-name="P8" draw:layer="layout" svg:width="19.812cm" svg:height="5.308cm" svg:x="7.112cm" svg:y="8.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63cm" svg:height="0.962cm" svg:x="12.156cm" svg:y="9.924cm">
          <draw:text-box>
            <text:p>description</text:p>
          </draw:text-box>
        </draw:frame>
        <draw:frame draw:style-name="gr1" draw:text-style-name="P1" draw:layer="layout" svg:width="0.664cm" svg:height="0.785cm" svg:x="26.256cm" svg:y="8.163cm">
          <draw:image xlink:href="Pictures/10000000000000160000001AA8A26BCE0BD749DC.png" xlink:type="simple" xlink:show="embed" xlink:actuate="onLoad">
            <text:p/>
          </draw:image>
        </draw:frame>
        <draw:frame draw:style-name="gr11" draw:text-style-name="P13" draw:layer="layout" svg:width="2.9cm" svg:height="3.557cm" svg:x="7.192cm" svg:y="4.118cm">
          <draw:text-box>
            <text:p text:style-name="P12">Publisher:</text:p>
            <text:p text:style-name="P12">Published:</text:p>
            <text:p text:style-name="P12">Pages:</text:p>
            <text:p text:style-name="P12">ISBN_10:</text:p>
            <text:p text:style-name="P12">ISBN_13:</text:p>
            <text:p text:style-name="P12">Link:</text:p>
          </draw:text-box>
        </draw:frame>
        <draw:custom-shape draw:style-name="gr12" draw:text-style-name="P14" draw:layer="layout" svg:width="7.62cm" svg:height="0.508cm" svg:x="10.092cm" svg:y="4.2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10.092cm" svg:y="4.8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10.092cm" svg:y="5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10.092cm" svg:y="5.9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10.092cm" svg:y="6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10.092cm" svg:y="7.1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5.092cm" svg:height="4.044cm" svg:x="7.192cm" svg:y="3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3.787cm">
          <draw:image xlink:href="Pictures/10000000000000160000001AA8A26BCE0BD749DC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3.392cm" svg:y="14.072cm">
          <text:p text:style-name="P15"><text:span text:style-name="T3">06/11/18</text:span>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.009cm" svg:height="1.904cm" svg:x="19.328cm" svg:y="5.772cm">
          <draw:text-box>
            <text:p text:style-name="P12">Kindle:</text:p>
            <text:p text:style-name="P12">Paper:</text:p>
            <text:p text:style-name="P12">Audio:</text:p>
          </draw:text-box>
        </draw:frame>
        <draw:frame draw:style-name="gr1" draw:text-style-name="P1" draw:layer="layout" svg:width="0.876cm" svg:height="0.694cm" svg:x="21.192cm" svg:y="5.772cm">
          <draw:image xlink:href="Pictures/100000000000001D00000017F25522E0BC167B86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372cm">
          <draw:image xlink:href="Pictures/100000000000001D00000017F25522E0BC167B86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972cm">
          <draw:image xlink:href="Pictures/100000000000001D00000017F25522E0BC167B86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4.716cm" svg:y="3.148cm">
          <text:p text:style-name="P15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.212cm" svg:height="0.508cm" svg:x="20.892cm" svg:y="4.872cm">
          <text:p text:style-name="P15"><text:span text:style-name="T3">5</text:span>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3.326cm" svg:height="0.802cm" svg:x="17.712cm" svg:y="4.778cm">
          <draw:text-box>
            <text:p text:style-name="P12">Series order:</text:p>
          </draw:text-box>
        </draw:frame>
        <draw:custom-shape draw:style-name="gr8" draw:text-style-name="P8" draw:layer="layout" svg:width="2.54cm" svg:height="0.54cm" svg:x="15.884cm" svg:y="17.78cm">
          <text:p text:style-name="P9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3123DEC7D3F00998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99EA994EA67EC994.png" xlink:type="simple" xlink:show="embed" xlink:actuate="onLoad">
            <text:p/>
          </draw:image>
        </draw:frame>
        <draw:custom-shape draw:style-name="gr16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064cm" svg:height="0.802cm" svg:x="16.961cm" svg:y="13.922cm">
          <draw:text-box>
            <text:p text:style-name="P10">Rating:</text:p>
          </draw:text-box>
        </draw:frame>
        <draw:custom-shape draw:style-name="gr15" draw:text-style-name="P16" draw:layer="layout" svg:width="1.212cm" svg:height="0.508cm" svg:x="18.792cm" svg:y="14.072cm">
          <text:p text:style-name="P1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0.312cm" svg:y="3.108cm">
          <text:p><text:span text:style-name="T3">Harry Hole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Jo Nesbo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4.512cm" svg:y="3.108cm">
          <text:p><text:span text:style-name="T3">The Leopard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612cm" svg:height="0.508cm" svg:x="13.612cm" svg:y="3.116cm">
          <text:p><text:span text:style-name="T3">(5)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5.892cm" svg:height="2.384cm" svg:x="0.39cm" svg:y="4.064cm">
          <draw:text-box>
            <text:list text:style-name="L2">
              <text:list-item>
                <text:p>Jo Nesbo</text:p>
                <text:list>
                  <text:list-item>
                    <text:p>Harry Hole</text:p>
                    <text:list>
                      <text:list-item>
                        <text:p>The Leopar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4.064cm">
          <draw:image xlink:href="Pictures/10000000000000160000001AA8A26BCE0BD749DC.png" xlink:type="simple" xlink:show="embed" xlink:actuate="onLoad">
            <text:p/>
          </draw:image>
        </draw:frame>
        <draw:frame draw:style-name="gr1" draw:text-style-name="P1" draw:layer="layout" svg:width="2.988cm" svg:height="2.988cm" svg:x="22.92cm" svg:y="4.124cm">
          <draw:image xlink:href="Pictures/10000000000000E1000000E16F17DBA70AEF5E1A.jp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15.802cm" svg:x="6.60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46cm" svg:height="0.725cm" svg:x="24.878cm" svg:y="0.662cm">
          <draw:text-box>
            <text:p text:style-name="P3"><text:span text:style-name="T1">User: rob</text:span></text:p>
          </draw:text-box>
        </draw:frame>
        <draw:frame draw:style-name="gr6" draw:text-style-name="P6" draw:layer="layout" svg:width="2.373cm" svg:height="0.725cm" svg:x="22.719cm" svg:y="0.662cm">
          <draw:text-box>
            <text:p text:style-name="P5"><text:span text:style-name="T2">Log in/out</text:span></text:p>
          </draw:text-box>
        </draw:frame>
        <draw:frame draw:style-name="gr6" draw:text-style-name="P7" draw:layer="layout" svg:width="2.864cm" svg:height="0.962cm" svg:x="10.809cm" svg:y="0.562cm">
          <draw:text-box>
            <text:p>My Beer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23cm" svg:height="0.962cm" svg:x="0.508cm" svg:y="1.762cm">
          <draw:text-box>
            <text:p>Alerts</text:p>
          </draw:text-box>
        </draw:frame>
        <draw:custom-shape draw:style-name="gr7" draw:text-style-name="P8" draw:layer="layout" svg:width="19.812cm" svg:height="3.572cm" svg:x="7.112cm" svg:y="13.91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1cm" svg:height="0.962cm" svg:x="12.156cm" svg:y="15.324cm">
          <draw:text-box>
            <text:p>review</text:p>
          </draw:text-box>
        </draw:frame>
        <draw:frame draw:style-name="gr1" draw:text-style-name="P1" draw:layer="layout" svg:width="0.664cm" svg:height="0.785cm" svg:x="26.256cm" svg:y="13.962cm">
          <draw:image xlink:href="Pictures/10000000000000160000001AA8A26BCE0BD749DC.png" xlink:type="simple" xlink:show="embed" xlink:actuate="onLoad">
            <text:p/>
          </draw:image>
        </draw:frame>
        <draw:custom-shape draw:style-name="gr8" draw:text-style-name="P8" draw:layer="layout" svg:width="2.54cm" svg:height="0.54cm" svg:x="24.384cm" svg:y="17.78cm">
          <text:p text:style-name="P9">sav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54cm" svg:x="7.084cm" svg:y="17.78cm">
          <text:p text:style-name="P9">cancel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805cm" svg:height="0.802cm" svg:x="20.76cm" svg:y="13.922cm">
          <draw:text-box>
            <text:p text:style-name="P10">Reviewed:</text:p>
          </draw:text-box>
        </draw:frame>
        <draw:frame draw:style-name="gr1" draw:text-style-name="P1" draw:layer="layout" svg:width="0.876cm" svg:height="0.694cm" svg:x="22.46cm" svg:y="2.994cm">
          <draw:image xlink:href="Pictures/100000000000001D00000017F25522E0BC167B86.png" xlink:type="simple" xlink:show="embed" xlink:actuate="onLoad">
            <text:p/>
          </draw:image>
        </draw:frame>
        <draw:frame draw:style-name="gr9" draw:text-style-name="P7" draw:layer="layout" svg:width="1.95cm" svg:height="0.962cm" svg:x="23.066cm" svg:y="2.848cm">
          <draw:text-box>
            <text:p><text:span text:style-name="T3">Tried</text:span>:</text:p>
          </draw:text-box>
        </draw:frame>
        <draw:custom-shape draw:style-name="gr10" draw:text-style-name="P8" draw:layer="layout" svg:width="19.812cm" svg:height="5.308cm" svg:x="7.112cm" svg:y="8.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63cm" svg:height="0.962cm" svg:x="12.156cm" svg:y="9.924cm">
          <draw:text-box>
            <text:p>description</text:p>
          </draw:text-box>
        </draw:frame>
        <draw:frame draw:style-name="gr1" draw:text-style-name="P1" draw:layer="layout" svg:width="0.664cm" svg:height="0.785cm" svg:x="26.256cm" svg:y="8.163cm">
          <draw:image xlink:href="Pictures/10000000000000160000001AA8A26BCE0BD749DC.png" xlink:type="simple" xlink:show="embed" xlink:actuate="onLoad">
            <text:p/>
          </draw:image>
        </draw:frame>
        <draw:frame draw:style-name="gr11" draw:text-style-name="P13" draw:layer="layout" svg:width="2.46cm" svg:height="3.557cm" svg:x="7.192cm" svg:y="4.118cm">
          <draw:text-box>
            <text:p text:style-name="P12">Vintage:</text:p>
            <text:p text:style-name="P12">Region:</text:p>
            <text:p text:style-name="P12">ABV:</text:p>
            <text:p text:style-name="P12">IBU:</text:p>
            <text:p text:style-name="P12">SRM:</text:p>
            <text:p text:style-name="P12">Link:</text:p>
          </draw:text-box>
        </draw:frame>
        <draw:custom-shape draw:style-name="gr12" draw:text-style-name="P14" draw:layer="layout" svg:width="7.62cm" svg:height="0.508cm" svg:x="9.392cm" svg:y="4.2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392cm" svg:y="4.8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392cm" svg:y="5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392cm" svg:y="5.9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5.092cm" svg:height="4.044cm" svg:x="7.192cm" svg:y="3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3.787cm">
          <draw:image xlink:href="Pictures/10000000000000160000001AA8A26BCE0BD749DC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3.392cm" svg:y="14.072cm">
          <text:p text:style-name="P15"><text:span text:style-name="T3">06/11/18</text:span>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984cm" svg:height="1.904cm" svg:x="19.328cm" svg:y="5.772cm">
          <draw:text-box>
            <text:p text:style-name="P12">Pint:</text:p>
            <text:p text:style-name="P12">750ml:</text:p>
            <text:p text:style-name="P12">Other:</text:p>
          </draw:text-box>
        </draw:frame>
        <draw:frame draw:style-name="gr1" draw:text-style-name="P1" draw:layer="layout" svg:width="0.876cm" svg:height="0.694cm" svg:x="21.192cm" svg:y="5.772cm">
          <draw:image xlink:href="Pictures/100000000000001D00000017F25522E0BC167B86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372cm">
          <draw:image xlink:href="Pictures/100000000000001D00000017F25522E0BC167B86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972cm">
          <draw:image xlink:href="Pictures/100000000000001D00000017F25522E0BC167B86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4.716cm" svg:y="3.148cm">
          <text:p text:style-name="P15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54cm" svg:x="15.884cm" svg:y="17.78cm">
          <text:p text:style-name="P9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3123DEC7D3F00998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99EA994EA67EC994.png" xlink:type="simple" xlink:show="embed" xlink:actuate="onLoad">
            <text:p/>
          </draw:image>
        </draw:frame>
        <draw:custom-shape draw:style-name="gr16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064cm" svg:height="0.802cm" svg:x="16.961cm" svg:y="13.922cm">
          <draw:text-box>
            <text:p text:style-name="P10">Rating:</text:p>
          </draw:text-box>
        </draw:frame>
        <draw:custom-shape draw:style-name="gr15" draw:text-style-name="P16" draw:layer="layout" svg:width="1.212cm" svg:height="0.508cm" svg:x="18.792cm" svg:y="14.072cm">
          <text:p text:style-name="P1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0.312cm" svg:y="3.108cm">
          <text:p><text:span text:style-name="T3">Stout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Brooklyn Br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3.612cm" svg:y="3.108cm">
          <text:p><text:span text:style-name="T3">Black Choco</text:span>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214cm" svg:height="3.095cm" svg:x="0.39cm" svg:y="4.064cm">
          <draw:text-box>
            <text:list text:style-name="L2">
              <text:list-item>
                <text:p>Brooklyn Brewing</text:p>
                <text:list>
                  <text:list-item>
                    <text:p>Stout</text:p>
                    <text:list>
                      <text:list-item>
                        <text:p>Black Choc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4.064cm">
          <draw:image xlink:href="Pictures/10000000000000160000001AA8A26BCE0BD749DC.png" xlink:type="simple" xlink:show="embed" xlink:actuate="onLoad">
            <text:p/>
          </draw:image>
        </draw:frame>
        <draw:frame draw:style-name="gr1" draw:text-style-name="P1" draw:layer="layout" svg:width="3.32cm" svg:height="3.32cm" svg:x="22.86cm" svg:y="4.064cm">
          <draw:image xlink:href="Pictures/10000201000000C8000000C884128F47A862FC10.png" xlink:type="simple" xlink:show="embed" xlink:actuate="onLoad">
            <text:p/>
          </draw:image>
        </draw:frame>
        <draw:custom-shape draw:style-name="gr12" draw:text-style-name="P14" draw:layer="layout" svg:width="7.62cm" svg:height="0.508cm" svg:x="9.392cm" svg:y="6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392cm" svg:y="7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15.802cm" svg:x="6.60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46cm" svg:height="0.725cm" svg:x="24.878cm" svg:y="0.662cm">
          <draw:text-box>
            <text:p text:style-name="P3"><text:span text:style-name="T1">User: rob</text:span></text:p>
          </draw:text-box>
        </draw:frame>
        <draw:frame draw:style-name="gr6" draw:text-style-name="P6" draw:layer="layout" svg:width="2.373cm" svg:height="0.725cm" svg:x="22.719cm" svg:y="0.662cm">
          <draw:text-box>
            <text:p text:style-name="P5"><text:span text:style-name="T2">Log in/out</text:span></text:p>
          </draw:text-box>
        </draw:frame>
        <draw:frame draw:style-name="gr6" draw:text-style-name="P7" draw:layer="layout" svg:width="2.97cm" svg:height="0.962cm" svg:x="10.809cm" svg:y="0.562cm">
          <draw:text-box>
            <text:p>My Wine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23cm" svg:height="0.962cm" svg:x="0.508cm" svg:y="1.762cm">
          <draw:text-box>
            <text:p>Alerts</text:p>
          </draw:text-box>
        </draw:frame>
        <draw:custom-shape draw:style-name="gr7" draw:text-style-name="P8" draw:layer="layout" svg:width="19.812cm" svg:height="3.572cm" svg:x="7.112cm" svg:y="13.91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1cm" svg:height="0.962cm" svg:x="12.156cm" svg:y="15.324cm">
          <draw:text-box>
            <text:p>review</text:p>
          </draw:text-box>
        </draw:frame>
        <draw:frame draw:style-name="gr1" draw:text-style-name="P1" draw:layer="layout" svg:width="0.664cm" svg:height="0.785cm" svg:x="26.256cm" svg:y="13.962cm">
          <draw:image xlink:href="Pictures/10000000000000160000001AA8A26BCE0BD749DC.png" xlink:type="simple" xlink:show="embed" xlink:actuate="onLoad">
            <text:p/>
          </draw:image>
        </draw:frame>
        <draw:custom-shape draw:style-name="gr8" draw:text-style-name="P8" draw:layer="layout" svg:width="2.54cm" svg:height="0.54cm" svg:x="24.384cm" svg:y="17.78cm">
          <text:p text:style-name="P9">sav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54cm" svg:x="7.084cm" svg:y="17.78cm">
          <text:p text:style-name="P9">cancel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805cm" svg:height="0.802cm" svg:x="20.76cm" svg:y="13.922cm">
          <draw:text-box>
            <text:p text:style-name="P10">Reviewed:</text:p>
          </draw:text-box>
        </draw:frame>
        <draw:frame draw:style-name="gr1" draw:text-style-name="P1" draw:layer="layout" svg:width="0.876cm" svg:height="0.694cm" svg:x="22.46cm" svg:y="2.994cm">
          <draw:image xlink:href="Pictures/100000000000001D00000017F25522E0BC167B86.png" xlink:type="simple" xlink:show="embed" xlink:actuate="onLoad">
            <text:p/>
          </draw:image>
        </draw:frame>
        <draw:frame draw:style-name="gr9" draw:text-style-name="P7" draw:layer="layout" svg:width="1.95cm" svg:height="0.962cm" svg:x="23.066cm" svg:y="2.848cm">
          <draw:text-box>
            <text:p><text:span text:style-name="T3">T</text:span><text:span text:style-name="T3">ri</text:span><text:span text:style-name="T3">e</text:span><text:span text:style-name="T3">d</text:span>:</text:p>
          </draw:text-box>
        </draw:frame>
        <draw:custom-shape draw:style-name="gr10" draw:text-style-name="P8" draw:layer="layout" svg:width="19.812cm" svg:height="5.308cm" svg:x="7.112cm" svg:y="8.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63cm" svg:height="0.962cm" svg:x="12.156cm" svg:y="9.924cm">
          <draw:text-box>
            <text:p>description</text:p>
          </draw:text-box>
        </draw:frame>
        <draw:frame draw:style-name="gr1" draw:text-style-name="P1" draw:layer="layout" svg:width="0.664cm" svg:height="0.785cm" svg:x="26.256cm" svg:y="8.163cm">
          <draw:image xlink:href="Pictures/10000000000000160000001AA8A26BCE0BD749DC.png" xlink:type="simple" xlink:show="embed" xlink:actuate="onLoad">
            <text:p/>
          </draw:image>
        </draw:frame>
        <draw:frame draw:style-name="gr22" draw:text-style-name="P13" draw:layer="layout" svg:width="2.46cm" svg:height="3.762cm" svg:x="7.192cm" svg:y="4.118cm">
          <draw:text-box>
            <text:p text:style-name="P12">Vintage:</text:p>
            <text:p text:style-name="P12">Region:</text:p>
            <text:p text:style-name="P12">ABV:</text:p>
            <text:p text:style-name="P12">Taste:</text:p>
            <text:p text:style-name="P12">Color:</text:p>
            <text:p text:style-name="P12">Link:</text:p>
          </draw:text-box>
        </draw:frame>
        <draw:custom-shape draw:style-name="gr12" draw:text-style-name="P14" draw:layer="layout" svg:width="7.62cm" svg:height="0.508cm" svg:x="9.292cm" svg:y="4.2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292cm" svg:y="4.8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292cm" svg:y="5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292cm" svg:y="5.9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5.092cm" svg:height="4.044cm" svg:x="7.192cm" svg:y="3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3.787cm">
          <draw:image xlink:href="Pictures/10000000000000160000001AA8A26BCE0BD749DC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3.392cm" svg:y="14.072cm">
          <text:p text:style-name="P15"><text:span text:style-name="T3">06</text:span><text:span text:style-name="T3">/1</text:span><text:span text:style-name="T3">1/</text:span><text:span text:style-name="T3">18</text:span>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.984cm" svg:height="1.904cm" svg:x="19.328cm" svg:y="5.772cm">
          <draw:text-box>
            <text:p text:style-name="P12">750ml:</text:p>
            <text:p text:style-name="P12">Split:</text:p>
            <text:p text:style-name="P12">Other:</text:p>
          </draw:text-box>
        </draw:frame>
        <draw:frame draw:style-name="gr1" draw:text-style-name="P1" draw:layer="layout" svg:width="0.876cm" svg:height="0.694cm" svg:x="21.192cm" svg:y="6.372cm">
          <draw:image xlink:href="Pictures/100000000000001D00000017F25522E0BC167B86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972cm">
          <draw:image xlink:href="Pictures/100000000000001D00000017F25522E0BC167B86.png" xlink:type="simple" xlink:show="embed" xlink:actuate="onLoad">
            <text:p/>
          </draw:image>
        </draw:frame>
        <draw:custom-shape draw:style-name="gr14" draw:text-style-name="P16" draw:layer="layout" svg:width="2.516cm" svg:height="0.508cm" svg:x="24.716cm" svg:y="3.148cm">
          <text:p text:style-name="P15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54cm" svg:x="15.884cm" svg:y="17.78cm">
          <text:p text:style-name="P9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3123DEC7D3F00998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99EA994EA67EC994.png" xlink:type="simple" xlink:show="embed" xlink:actuate="onLoad">
            <text:p/>
          </draw:image>
        </draw:frame>
        <draw:custom-shape draw:style-name="gr16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064cm" svg:height="0.802cm" svg:x="16.961cm" svg:y="13.922cm">
          <draw:text-box>
            <text:p text:style-name="P10">Rating:</text:p>
          </draw:text-box>
        </draw:frame>
        <draw:custom-shape draw:style-name="gr15" draw:text-style-name="P16" draw:layer="layout" svg:width="1.212cm" svg:height="0.508cm" svg:x="18.792cm" svg:y="14.072cm">
          <text:p text:style-name="P1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0.312cm" svg:y="3.108cm">
          <text:p><text:span text:style-name="T3">Rieslingt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7.112cm" svg:y="3.108cm">
          <text:p><text:span text:style-name="T3">M Cellars: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.048cm" svg:height="0.508cm" svg:x="13.612cm" svg:y="3.108cm">
          <text:p><text:span text:style-name="T3">Dry Riesling</text:span>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6.214cm" svg:height="3.095cm" svg:x="0.39cm" svg:y="4.064cm">
          <draw:text-box>
            <text:list text:style-name="L2">
              <text:list-item>
                <text:p>M Cellars</text:p>
                <text:list>
                  <text:list-item>
                    <text:p>Riesling</text:p>
                    <text:list>
                      <text:list-item>
                        <text:p>Dry Riesl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4.064cm">
          <draw:image xlink:href="Pictures/10000000000000160000001AA8A26BCE0BD749DC.png" xlink:type="simple" xlink:show="embed" xlink:actuate="onLoad">
            <text:p/>
          </draw:image>
        </draw:frame>
        <draw:frame draw:style-name="gr1" draw:text-style-name="P1" draw:layer="layout" svg:width="3.624cm" svg:height="3.624cm" svg:x="22.632cm" svg:y="3.996cm">
          <draw:image xlink:href="Pictures/10000000000000E1000000E1AEDF08B30C0BEA2C.jpg" xlink:type="simple" xlink:show="embed" xlink:actuate="onLoad">
            <text:p/>
          </draw:image>
        </draw:frame>
        <draw:custom-shape draw:style-name="gr12" draw:text-style-name="P14" draw:layer="layout" svg:width="7.62cm" svg:height="0.508cm" svg:x="9.292cm" svg:y="6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2cm" svg:height="0.508cm" svg:x="9.292cm" svg:y="7.17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6cm" svg:height="0.694cm" svg:x="21.192cm" svg:y="5.772cm">
          <draw:image xlink:href="Pictures/100000000000001D00000017F25522E0BC167B86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7:35:16.113327170</meta:creation-date>
    <dc:date>2018-07-17T10:53:01.907164099</dc:date>
    <meta:editing-duration>PT1H1M2S</meta:editing-duration>
    <meta:editing-cycles>15</meta:editing-cycles>
    <meta:generator>LibreOffice/5.1.6.2$Linux_X86_64 LibreOffice_project/10m0$Build-2</meta:generator>
    <meta:document-statistic meta:object-count="183"/>
  </office:meta>
</office:document-meta>
</file>